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 svg:font-family="Symbol"/>
    <style:font-face style:name="Courier New" svg:font-family="'Courier New'" style:font-family-generic="modern"/>
    <style:font-face style:name="Arial1" svg:font-family="Arial" style:font-adornments="Negrit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font-weight="bold" officeooo:paragraph-rsid="01e236f2"/>
    </style:style>
    <style:style style:name="P2" style:family="paragraph" style:parent-style-name="Standard">
      <style:paragraph-properties fo:line-height="150%" fo:text-align="justify" style:justify-single-word="false"/>
      <style:text-properties officeooo:paragraph-rsid="01f3af33"/>
    </style:style>
    <style:style style:name="P3" style:family="paragraph" style:parent-style-name="Standard">
      <style:paragraph-properties fo:line-height="150%" fo:text-align="justify" style:justify-single-word="false"/>
      <style:text-properties officeooo:paragraph-rsid="0203d70e"/>
    </style:style>
    <style:style style:name="P4" style:family="paragraph" style:parent-style-name="Standard">
      <style:paragraph-properties fo:line-height="150%" fo:text-align="start" style:justify-single-word="false" fo:orphans="2" fo:widows="2" fo:hyphenation-ladder-count="no-limit"/>
      <style:text-properties officeooo:paragraph-rsid="0204e4b8" fo:hyphenate="false" fo:hyphenation-remain-char-count="2" fo:hyphenation-push-char-count="2"/>
    </style:style>
    <style:style style:name="P5" style:family="paragraph" style:parent-style-name="Standard">
      <style:paragraph-properties fo:line-height="150%" fo:text-align="justify" style:justify-single-word="false"/>
      <style:text-properties style:font-name="Arial" fo:font-size="11pt" officeooo:rsid="006ca0d4" officeooo:paragraph-rsid="01ff60de"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officeooo:rsid="006ca0d4" officeooo:paragraph-rsid="02001d94"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officeooo:rsid="006ca0d4" officeooo:paragraph-rsid="01f2f1e6"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officeooo:rsid="003b0fc9" officeooo:paragraph-rsid="01f2f1e6"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officeooo:rsid="003b0fc9" officeooo:paragraph-rsid="01ef8a64"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officeooo:rsid="003b0fc9" officeooo:paragraph-rsid="003b0fc9"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officeooo:rsid="01f6a489" officeooo:paragraph-rsid="01f6a489"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officeooo:rsid="01f6a489" officeooo:paragraph-rsid="0204af18"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officeooo:rsid="003b0a58" officeooo:paragraph-rsid="01f7e8bb"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officeooo:rsid="003b0a58" officeooo:paragraph-rsid="003b0a58"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officeooo:rsid="003b0a58" officeooo:paragraph-rsid="01ef8a64" fo:background-color="transparent"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officeooo:rsid="003b0a58" officeooo:paragraph-rsid="01f0ff14" fo:background-color="transparen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officeooo:rsid="01dfb17c" officeooo:paragraph-rsid="01f2f1e6" fo:background-color="transparen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officeooo:rsid="01dfb17c" officeooo:paragraph-rsid="0204af18"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officeooo:rsid="01ef8a64" officeooo:paragraph-rsid="01ef8a64"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officeooo:rsid="01f3af33" officeooo:paragraph-rsid="01f3af33" fo:background-color="transparent"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officeooo:rsid="01f0ff14" officeooo:paragraph-rsid="01f0ff14" fo:background-color="transparent"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officeooo:rsid="01f2f1e6" officeooo:paragraph-rsid="01f2f1e6" fo:background-color="transparent"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officeooo:rsid="003cb515" officeooo:paragraph-rsid="003cb515" fo:background-color="transparent"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officeooo:rsid="01ff19cd" officeooo:paragraph-rsid="01ff19cd" fo:background-color="transparent"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officeooo:rsid="01ff60de" officeooo:paragraph-rsid="01ff60de" fo:background-color="transparent"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officeooo:rsid="0203d70e" officeooo:paragraph-rsid="0203d70e" fo:background-color="transparent"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officeooo:rsid="0204af18" officeooo:paragraph-rsid="0204af18" fo:background-color="transparent"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font-weight="bold" officeooo:rsid="01f3af33" officeooo:paragraph-rsid="01f3af33" fo:background-color="transparent" style:font-size-asian="11pt" style:font-weight-asian="bold" style:font-name-complex="Arial" style:font-size-complex="11pt" style:font-weight-complex="bold"/>
    </style:style>
    <style:style style:name="P29" style:family="paragraph" style:parent-style-name="Standard">
      <style:paragraph-properties fo:line-height="150%" fo:text-align="justify" style:justify-single-word="false"/>
      <style:text-properties style:font-name="Arial" fo:font-size="11pt" fo:font-weight="bold" officeooo:rsid="01ef8a64" officeooo:paragraph-rsid="01f3af33" fo:background-color="transparent" style:font-size-asian="11pt" style:font-weight-asian="bold" style:font-name-complex="Arial" style:font-size-complex="11pt" style:font-weight-complex="bold"/>
    </style:style>
    <style:style style:name="P30" style:family="paragraph" style:parent-style-name="Standard">
      <style:paragraph-properties fo:line-height="150%" fo:text-align="justify" style:justify-single-word="false"/>
      <style:text-properties style:font-name="Arial" fo:font-size="11pt" fo:font-weight="bold" officeooo:rsid="003b0a58" officeooo:paragraph-rsid="01f3af33" fo:background-color="transparent" style:font-size-asian="11pt" style:font-weight-asian="bold" style:font-name-complex="Arial" style:font-size-complex="11pt" style:font-weight-complex="bold"/>
    </style:style>
    <style:style style:name="P31" style:family="paragraph" style:parent-style-name="Standard">
      <style:paragraph-properties fo:line-height="150%" fo:text-align="justify" style:justify-single-word="false"/>
      <style:text-properties style:font-name="Arial" fo:font-size="11pt" fo:font-weight="bold" officeooo:rsid="003b0a58" officeooo:paragraph-rsid="003b0a58" fo:background-color="transparent" style:font-size-asian="11pt" style:font-weight-asian="bold" style:font-name-complex="Arial" style:font-size-complex="11pt" style:font-weight-complex="bold"/>
    </style:style>
    <style:style style:name="P32" style:family="paragraph" style:parent-style-name="Standard">
      <style:paragraph-properties fo:line-height="150%" fo:text-align="justify" style:justify-single-word="false"/>
      <style:text-properties style:font-name="Arial" fo:font-size="11pt" fo:font-weight="bold" officeooo:rsid="003b0a58" officeooo:paragraph-rsid="01f0ff14" fo:background-color="transparent" style:font-size-asian="11pt" style:font-weight-asian="bold" style:font-name-complex="Arial" style:font-size-complex="11pt" style:font-weight-complex="bold"/>
    </style:style>
    <style:style style:name="P33" style:family="paragraph" style:parent-style-name="Standard">
      <style:paragraph-properties fo:line-height="150%" fo:text-align="justify" style:justify-single-word="false"/>
      <style:text-properties style:font-name="Arial" fo:font-size="11pt" fo:font-weight="bold" officeooo:rsid="01f0ff14" officeooo:paragraph-rsid="01f0ff14" fo:background-color="transparent" style:font-size-asian="11pt" style:font-weight-asian="bold" style:font-name-complex="Arial" style:font-size-complex="11pt" style:font-weight-complex="bold"/>
    </style:style>
    <style:style style:name="P34" style:family="paragraph" style:parent-style-name="Standard">
      <style:paragraph-properties fo:line-height="150%" fo:text-align="justify" style:justify-single-word="false"/>
      <style:text-properties style:font-name="Arial" fo:font-size="11pt" fo:font-weight="bold" officeooo:rsid="003b0fc9" officeooo:paragraph-rsid="003b0fc9" fo:background-color="transparent" style:font-size-asian="11pt" style:font-weight-asian="bold" style:font-name-complex="Arial" style:font-size-complex="11pt" style:font-weight-complex="bold"/>
    </style:style>
    <style:style style:name="P35" style:family="paragraph" style:parent-style-name="Standard">
      <style:paragraph-properties fo:line-height="150%" fo:text-align="justify" style:justify-single-word="false"/>
      <style:text-properties style:font-name="Arial" fo:font-size="11pt" fo:font-weight="bold" officeooo:rsid="003cb515" officeooo:paragraph-rsid="003cb515" fo:background-color="transparent" style:font-size-asian="11pt" style:font-weight-asian="bold" style:font-name-complex="Arial" style:font-size-complex="11pt" style:font-weight-complex="bold"/>
    </style:style>
    <style:style style:name="P36" style:family="paragraph" style:parent-style-name="Standard">
      <style:paragraph-properties fo:line-height="150%" fo:text-align="justify" style:justify-single-word="false"/>
      <style:text-properties style:font-name="Arial" fo:font-size="11pt" fo:font-weight="bold" officeooo:rsid="01ff19cd" officeooo:paragraph-rsid="01ff19cd" fo:background-color="transparent" style:font-size-asian="11pt" style:font-weight-asian="bold" style:font-name-complex="Arial" style:font-size-complex="11pt" style:font-weight-complex="bold"/>
    </style:style>
    <style:style style:name="P37" style:family="paragraph" style:parent-style-name="Standard">
      <style:paragraph-properties fo:line-height="150%" fo:text-align="justify" style:justify-single-word="false"/>
      <style:text-properties style:font-name="Arial" fo:font-size="11pt" fo:font-weight="bold" officeooo:rsid="01f6a489" officeooo:paragraph-rsid="0204af18" fo:background-color="transparent" style:font-size-asian="11pt" style:font-weight-asian="bold" style:font-name-complex="Arial" style:font-size-complex="11pt" style:font-weight-complex="bold"/>
    </style:style>
    <style:style style:name="P38" style:family="paragraph" style:parent-style-name="Standard">
      <style:paragraph-properties fo:line-height="150%" fo:text-align="justify" style:justify-single-word="false"/>
      <style:text-properties style:font-name="Arial" fo:font-size="11pt" fo:font-weight="bold" officeooo:rsid="01f6a489" officeooo:paragraph-rsid="01f6a489" fo:background-color="transparent" style:font-size-asian="11pt" style:font-weight-asian="bold" style:font-name-complex="Arial" style:font-size-complex="11pt" style:font-weight-complex="bold"/>
    </style:style>
    <style:style style:name="P39" style:family="paragraph" style:parent-style-name="Standard">
      <style:paragraph-properties fo:line-height="150%" fo:text-align="justify" style:justify-single-word="false"/>
      <style:text-properties style:font-name="Arial" fo:font-size="11pt" fo:font-weight="bold" officeooo:rsid="01dfb17c" officeooo:paragraph-rsid="01f2f1e6" fo:background-color="transparent" style:font-size-asian="11pt" style:font-weight-asian="bold" style:font-name-complex="Arial" style:font-size-complex="11pt" style:font-weight-complex="bold"/>
    </style:style>
    <style:style style:name="P40" style:family="paragraph" style:parent-style-name="Standard">
      <style:paragraph-properties fo:line-height="150%" fo:text-align="justify" style:justify-single-word="false"/>
      <style:text-properties style:font-name="Arial" fo:font-size="11pt" fo:font-weight="bold" officeooo:rsid="0204af18" officeooo:paragraph-rsid="0204af18" fo:background-color="transparent" style:font-size-asian="11pt" style:font-weight-asian="bold" style:font-name-complex="Arial" style:font-size-complex="11pt" style:font-weight-complex="bold"/>
    </style:style>
    <style:style style:name="P41" style:family="paragraph" style:parent-style-name="Standard">
      <style:paragraph-properties fo:line-height="150%" fo:text-align="justify" style:justify-single-word="false"/>
      <style:text-properties style:font-name="Arial" fo:font-size="11pt" fo:font-weight="normal" officeooo:rsid="006ca0d4" officeooo:paragraph-rsid="01f2f1e6" fo:background-color="transparent" style:font-size-asian="11pt" style:font-weight-asian="normal" style:font-name-complex="Arial" style:font-size-complex="11pt" style:font-weight-complex="normal"/>
    </style:style>
    <style:style style:name="P42" style:family="paragraph" style:parent-style-name="Standard">
      <style:paragraph-properties fo:line-height="150%" fo:text-align="justify" style:justify-single-word="false"/>
      <style:text-properties style:font-name="Arial" fo:font-size="11pt" fo:font-weight="normal" officeooo:rsid="003b0a58" officeooo:paragraph-rsid="01ef8a64" fo:background-color="transparent" style:font-size-asian="11pt" style:font-weight-asian="normal" style:font-name-complex="Arial" style:font-size-complex="11pt" style:font-weight-complex="normal"/>
    </style:style>
    <style:style style:name="P43" style:family="paragraph" style:parent-style-name="Standard">
      <style:paragraph-properties fo:line-height="150%" fo:text-align="justify" style:justify-single-word="false"/>
      <style:text-properties style:font-name="Arial" fo:font-size="11pt" fo:font-weight="normal" officeooo:rsid="01f0ff14" officeooo:paragraph-rsid="01f0ff14" fo:background-color="transparent" style:font-size-asian="11pt" style:font-weight-asian="normal" style:font-name-complex="Arial" style:font-size-complex="11pt" style:font-weight-complex="normal"/>
    </style:style>
    <style:style style:name="P44" style:family="paragraph" style:parent-style-name="Standard">
      <style:paragraph-properties fo:line-height="150%" fo:text-align="justify" style:justify-single-word="false"/>
      <style:text-properties style:font-name="Arial" fo:font-size="11pt" fo:font-weight="normal" officeooo:rsid="02012003" officeooo:paragraph-rsid="02012003" fo:background-color="transparent" style:font-size-asian="11pt" style:font-weight-asian="normal" style:font-name-complex="Arial" style:font-size-complex="11pt" style:font-weight-complex="normal"/>
    </style:style>
    <style:style style:name="P45" style:family="paragraph" style:parent-style-name="Standard">
      <style:paragraph-properties fo:line-height="150%" fo:text-align="justify" style:justify-single-word="false"/>
      <style:text-properties style:font-name="Arial" fo:font-size="11pt" fo:font-weight="normal" officeooo:rsid="0204e4b8" officeooo:paragraph-rsid="0204e4b8" fo:background-color="transparent" style:font-size-asian="11pt" style:font-weight-asian="normal" style:font-name-complex="Arial" style:font-size-complex="11pt" style:font-weight-complex="normal"/>
    </style:style>
    <style:style style:name="P46" style:family="paragraph" style:parent-style-name="Standard">
      <style:paragraph-properties fo:line-height="150%" fo:text-align="justify" style:justify-single-word="false"/>
      <style:text-properties style:font-name="Arial" officeooo:paragraph-rsid="003b0a58"/>
    </style:style>
    <style:style style:name="P47" style:family="paragraph" style:parent-style-name="Text_20_body">
      <style:paragraph-properties fo:orphans="2" fo:widows="2" fo:hyphenation-ladder-count="no-limit"/>
      <style:text-properties style:font-name="Arial" fo:font-size="11pt" officeooo:rsid="01f2f1e6" officeooo:paragraph-rsid="01f2f1e6" style:font-size-asian="11pt" style:font-size-complex="11pt" fo:hyphenate="false" fo:hyphenation-remain-char-count="2" fo:hyphenation-push-char-count="2"/>
    </style:style>
    <style:style style:name="P48" style:family="paragraph" style:parent-style-name="Text_20_body">
      <style:paragraph-properties fo:line-height="150%" fo:text-align="justify" style:justify-single-word="false"/>
      <style:text-properties style:font-name="Arial" fo:font-size="11pt" officeooo:rsid="0204af18" officeooo:paragraph-rsid="0204af18" fo:background-color="transparent" style:font-size-asian="11pt" style:font-name-complex="Arial" style:font-size-complex="11pt"/>
    </style:style>
    <style:style style:name="P49" style:family="paragraph" style:parent-style-name="Text_20_body">
      <style:paragraph-properties fo:line-height="150%" fo:text-align="justify" style:justify-single-word="false"/>
      <style:text-properties officeooo:paragraph-rsid="0204e4b8"/>
    </style:style>
    <style:style style:name="P50" style:family="paragraph" style:parent-style-name="Text_20_body">
      <style:text-properties officeooo:paragraph-rsid="0204e4b8"/>
    </style:style>
    <style:style style:name="P51" style:family="paragraph" style:parent-style-name="Text_20_body">
      <style:text-properties officeooo:rsid="0204e4b8" officeooo:paragraph-rsid="0204e4b8"/>
    </style:style>
    <style:style style:name="P52" style:family="paragraph" style:parent-style-name="normal">
      <style:text-properties style:font-name="Arial"/>
    </style:style>
    <style:style style:name="P53" style:family="paragraph" style:parent-style-name="normal">
      <style:paragraph-properties fo:text-align="justify" style:justify-single-word="false"/>
      <style:text-properties style:font-name="Arial" officeooo:paragraph-rsid="01ead9e0"/>
    </style:style>
    <style:style style:name="P54" style:family="paragraph" style:parent-style-name="normal">
      <style:paragraph-properties fo:text-align="justify" style:justify-single-word="false"/>
      <style:text-properties style:font-name="Arial" officeooo:rsid="00fc5e05" officeooo:paragraph-rsid="01ead9e0"/>
    </style:style>
    <style:style style:name="P55" style:family="paragraph" style:parent-style-name="normal">
      <style:paragraph-properties fo:text-align="justify" style:justify-single-word="false"/>
      <style:text-properties style:font-name="Arial" officeooo:rsid="00fde2e8" officeooo:paragraph-rsid="01ead9e0"/>
    </style:style>
    <style:style style:name="P56" style:family="paragraph" style:parent-style-name="normal">
      <style:paragraph-properties fo:text-align="justify" style:justify-single-word="false"/>
      <style:text-properties style:font-name="Arial" officeooo:rsid="00ff9555" officeooo:paragraph-rsid="01ead9e0"/>
    </style:style>
    <style:style style:name="P57" style:family="paragraph" style:parent-style-name="normal">
      <style:paragraph-properties fo:text-align="justify" style:justify-single-word="false"/>
      <style:text-properties style:font-name="Arial" officeooo:rsid="01032f47" officeooo:paragraph-rsid="01ead9e0"/>
    </style:style>
    <style:style style:name="P58" style:family="paragraph" style:parent-style-name="normal">
      <style:paragraph-properties fo:line-height="150%" fo:text-align="justify" style:justify-single-word="false"/>
      <style:text-properties style:font-name="Arial" fo:font-size="11pt" fo:font-weight="bold" officeooo:rsid="01f3af33" officeooo:paragraph-rsid="01f3af33" fo:background-color="transparent" style:font-size-asian="11pt" style:font-weight-asian="bold" style:font-name-complex="Arial" style:font-size-complex="11pt" style:font-weight-complex="bold"/>
    </style:style>
    <style:style style:name="P59" style:family="paragraph" style:parent-style-name="normal">
      <style:paragraph-properties fo:line-height="150%" fo:text-align="justify" style:justify-single-word="false"/>
      <style:text-properties style:font-name="Arial" fo:font-size="11pt" officeooo:rsid="01f3af33" officeooo:paragraph-rsid="01f3af33" fo:background-color="transparent" style:font-size-asian="11pt" style:font-name-complex="Arial" style:font-size-complex="11pt"/>
    </style:style>
    <style:style style:name="P60" style:family="paragraph" style:parent-style-name="normal">
      <style:text-properties style:font-name="Arial" officeooo:rsid="006eb4d7"/>
    </style:style>
    <style:style style:name="P61" style:family="paragraph" style:parent-style-name="normal">
      <style:text-properties style:font-name="Arial" fo:font-size="12pt" fo:font-weight="bold" officeooo:rsid="00fc10ed" officeooo:paragraph-rsid="01ead9e0" style:font-size-asian="12pt" style:font-weight-asian="bold" style:font-size-complex="12pt" style:font-weight-complex="bold"/>
    </style:style>
    <style:style style:name="P62" style:family="paragraph" style:parent-style-name="normal">
      <style:paragraph-properties fo:text-align="justify" style:justify-single-word="false"/>
      <style:text-properties style:font-name="Arial" fo:font-size="12pt" fo:font-weight="bold" officeooo:rsid="00fde2e8" officeooo:paragraph-rsid="01ead9e0" style:font-size-asian="12pt" style:font-weight-asian="bold" style:font-size-complex="12pt" style:font-weight-complex="bold"/>
    </style:style>
    <style:style style:name="P63" style:family="paragraph" style:parent-style-name="normal">
      <style:text-properties style:font-name="Arial" fo:font-size="12pt" fo:font-weight="bold" officeooo:rsid="01ff19cd" officeooo:paragraph-rsid="01ff19cd" style:font-size-asian="12pt" style:font-weight-asian="bold" style:font-size-complex="12pt" style:font-weight-complex="bold"/>
    </style:style>
    <style:style style:name="P64" style:family="paragraph" style:parent-style-name="normal">
      <style:text-properties style:font-name="Arial" fo:font-weight="bold" officeooo:rsid="01fd6d8e" officeooo:paragraph-rsid="01fd6d8e" style:font-weight-asian="bold" style:font-weight-complex="bold"/>
    </style:style>
    <style:style style:name="P65" style:family="paragraph" style:parent-style-name="Text_20_body" style:master-page-name="">
      <style:paragraph-properties fo:margin-left="0cm" fo:margin-right="0cm" fo:margin-top="0cm" fo:margin-bottom="0.212cm" style:contextual-spacing="false" fo:line-height="150%" fo:text-align="justify" style:justify-single-word="false" fo:orphans="2" fo:widows="2" fo:hyphenation-ladder-count="no-limit" fo:text-indent="0.499cm" style:auto-text-indent="false" style:page-number="auto" style:writing-mode="lr-tb"/>
      <style:text-properties officeooo:paragraph-rsid="0204e4b8" fo:hyphenate="false" fo:hyphenation-remain-char-count="2" fo:hyphenation-push-char-count="2"/>
    </style:style>
    <style:style style:name="P66" style:family="paragraph" style:parent-style-name="Preformatted_20_Text">
      <style:paragraph-properties fo:line-height="150%" fo:text-align="justify" style:justify-single-word="false"/>
      <style:text-properties style:font-name="Arial" fo:font-size="11pt" officeooo:rsid="0204af18" officeooo:paragraph-rsid="0204af18" fo:background-color="transparent" style:font-size-asian="11pt" style:font-name-complex="Arial" style:font-size-complex="11pt"/>
    </style:style>
    <style:style style:name="P67" style:family="paragraph" style:parent-style-name="Preformatted_20_Text">
      <style:paragraph-properties fo:margin-top="0cm" fo:margin-bottom="0.499cm" style:contextual-spacing="false"/>
    </style:style>
    <style:style style:name="P68" style:family="paragraph" style:parent-style-name="Heading_20_1" style:master-page-name="Standard">
      <style:paragraph-properties fo:text-align="start" style:justify-single-word="false" style:page-number="auto"/>
      <style:text-properties style:font-name="Arial" officeooo:paragraph-rsid="017c062c"/>
    </style:style>
    <style:style style:name="P69" style:family="paragraph" style:parent-style-name="Standard">
      <style:paragraph-properties fo:line-height="150%" fo:text-align="justify" style:justify-single-word="false"/>
      <style:text-properties style:font-name="Arial" fo:font-size="11pt" fo:font-weight="bold" officeooo:rsid="01ff19cd" officeooo:paragraph-rsid="0204af18" fo:background-color="transparent" style:font-size-asian="11pt" style:font-weight-asian="bold" style:font-name-complex="Arial" style:font-size-complex="11pt" style:font-weight-complex="bold"/>
    </style:style>
    <style:style style:name="P70" style:family="paragraph" style:parent-style-name="Standard">
      <style:paragraph-properties fo:line-height="150%" fo:text-align="justify" style:justify-single-word="false"/>
      <style:text-properties style:font-name="Arial" fo:font-size="11pt" fo:font-weight="bold" officeooo:rsid="01ff19cd" officeooo:paragraph-rsid="02001d94" fo:background-color="transparent" style:font-size-asian="11pt" style:font-weight-asian="bold" style:font-name-complex="Arial" style:font-size-complex="11pt" style:font-weight-complex="bold"/>
    </style:style>
    <style:style style:name="P71" style:family="paragraph" style:parent-style-name="Standard">
      <style:paragraph-properties fo:line-height="150%" fo:text-align="justify" style:justify-single-word="false"/>
      <style:text-properties style:font-name="Arial" fo:font-size="11pt" fo:font-weight="bold" officeooo:rsid="01ff19cd" officeooo:paragraph-rsid="01ff19cd" fo:background-color="transparent" style:font-size-asian="11pt" style:font-weight-asian="bold" style:font-name-complex="Arial" style:font-size-complex="11pt" style:font-weight-complex="bold"/>
    </style:style>
    <style:style style:name="P72" style:family="paragraph" style:parent-style-name="Standard">
      <style:paragraph-properties fo:line-height="150%" fo:text-align="justify" style:justify-single-word="false"/>
      <style:text-properties style:font-name="Arial" fo:font-size="11pt" officeooo:rsid="01f0ff14" officeooo:paragraph-rsid="01f0ff14" fo:background-color="transparent" style:font-size-asian="11pt" style:font-name-complex="Arial" style:font-size-complex="11pt"/>
    </style:style>
    <style:style style:name="P73" style:family="paragraph" style:parent-style-name="Standard">
      <style:paragraph-properties fo:line-height="150%" fo:text-align="justify" style:justify-single-word="false"/>
      <style:text-properties style:font-name="Arial" fo:font-size="11pt" officeooo:rsid="01f2f1e6" officeooo:paragraph-rsid="01f2f1e6" fo:background-color="transparent" style:font-size-asian="11pt" style:font-name-complex="Arial" style:font-size-complex="11pt"/>
    </style:style>
    <style:style style:name="P74" style:family="paragraph" style:parent-style-name="normal">
      <style:text-properties style:font-name="Arial" fo:font-weight="normal" officeooo:rsid="01fd6d8e" officeooo:paragraph-rsid="01fd6d8e" style:font-weight-asian="normal" style:font-weight-complex="normal"/>
    </style:style>
    <style:style style:name="P75" style:family="paragraph" style:parent-style-name="Heading_20_2">
      <style:text-properties style:font-name="Arial"/>
    </style:style>
    <style:style style:name="P76" style:family="paragraph" style:parent-style-name="Heading_20_2" style:list-style-name="L1">
      <style:paragraph-properties fo:orphans="2" fo:widows="2" fo:hyphenation-ladder-count="no-limit"/>
      <style:text-properties style:font-name="Arial" officeooo:rsid="01e236f2" officeooo:paragraph-rsid="01e236f2" fo:hyphenate="false" fo:hyphenation-remain-char-count="2" fo:hyphenation-push-char-count="2"/>
    </style:style>
    <style:style style:name="P77" style:family="paragraph" style:parent-style-name="Heading_20_2" style:list-style-name="L1">
      <style:paragraph-properties fo:orphans="2" fo:widows="2" fo:hyphenation-ladder-count="no-limit"/>
      <style:text-properties style:font-name="Arial" officeooo:rsid="01e4c0aa" officeooo:paragraph-rsid="01f2f1e6" fo:hyphenate="false" fo:hyphenation-remain-char-count="2" fo:hyphenation-push-char-count="2"/>
    </style:style>
    <style:style style:name="P78" style:family="paragraph" style:parent-style-name="Heading_20_2">
      <style:text-properties style:font-name="Arial" officeooo:paragraph-rsid="01ff19cd"/>
    </style:style>
    <style:style style:name="P79" style:family="paragraph" style:parent-style-name="Heading_20_2" style:list-style-name="">
      <style:paragraph-properties fo:orphans="2" fo:widows="2" fo:hyphenation-ladder-count="no-limit"/>
      <style:text-properties style:font-name="Arial" officeooo:rsid="01ef8a64" officeooo:paragraph-rsid="01ef8a64" fo:hyphenate="false" fo:hyphenation-remain-char-count="2" fo:hyphenation-push-char-count="2"/>
    </style:style>
    <style:style style:name="P80" style:family="paragraph" style:parent-style-name="Heading_20_2">
      <style:text-properties style:font-name="Arial" officeooo:paragraph-rsid="01ef8a64"/>
    </style:style>
    <style:style style:name="P81" style:family="paragraph" style:parent-style-name="Heading_20_2">
      <style:paragraph-properties fo:break-before="page"/>
      <style:text-properties style:font-name="Arial" officeooo:rsid="01ef8a64" officeooo:paragraph-rsid="01ef8a64"/>
    </style:style>
    <style:style style:name="T1" style:family="text">
      <style:text-properties fo:font-weight="bold" style:font-weight-asian="bold" style:font-weight-complex="bold"/>
    </style:style>
    <style:style style:name="T2" style:family="text">
      <style:text-properties fo:font-weight="bold" officeooo:rsid="01fc06e6" style:font-weight-asian="bold" style:font-weight-complex="bold"/>
    </style:style>
    <style:style style:name="T3" style:family="text">
      <style:text-properties fo:font-weight="bold" officeooo:rsid="01ff19cd" style:font-weight-asian="bold" style:font-weight-complex="bold"/>
    </style:style>
    <style:style style:name="T4" style:family="text">
      <style:text-properties fo:font-weight="bold" officeooo:rsid="01ff60de" style:font-weight-asian="bold" style:font-weight-complex="bold"/>
    </style:style>
    <style:style style:name="T5" style:family="text">
      <style:text-properties fo:font-weight="bold" officeooo:rsid="0204af18" style:font-weight-asian="bold" style:font-weight-complex="bold"/>
    </style:style>
    <style:style style:name="T6" style:family="text">
      <style:text-properties fo:font-style="italic"/>
    </style:style>
    <style:style style:name="T7" style:family="text">
      <style:text-properties officeooo:rsid="003b0a58"/>
    </style:style>
    <style:style style:name="T8" style:family="text">
      <style:text-properties officeooo:rsid="01039e75"/>
    </style:style>
    <style:style style:name="T9" style:family="text">
      <style:text-properties officeooo:rsid="030f39e4"/>
    </style:style>
    <style:style style:name="T10" style:family="text">
      <style:text-properties officeooo:rsid="00fc5e05"/>
    </style:style>
    <style:style style:name="T11" style:family="text">
      <style:text-properties officeooo:rsid="00fde2e8"/>
    </style:style>
    <style:style style:name="T12" style:family="text">
      <style:text-properties officeooo:rsid="010174e5"/>
    </style:style>
    <style:style style:name="T13" style:family="text">
      <style:text-properties officeooo:rsid="01ef8a64"/>
    </style:style>
    <style:style style:name="T14" style:family="text">
      <style:text-properties officeooo:rsid="01f0ff14"/>
    </style:style>
    <style:style style:name="T15" style:family="text">
      <style:text-properties officeooo:rsid="01f2f1e6"/>
    </style:style>
    <style:style style:name="T16" style:family="text">
      <style:text-properties officeooo:rsid="01f7e8bb"/>
    </style:style>
    <style:style style:name="T17" style:family="text">
      <style:text-properties officeooo:rsid="00fa580d"/>
    </style:style>
    <style:style style:name="T18" style:family="text">
      <style:text-properties officeooo:rsid="00fc10ed"/>
    </style:style>
    <style:style style:name="T19" style:family="text">
      <style:text-properties officeooo:rsid="01f87ad5"/>
    </style:style>
    <style:style style:name="T20" style:family="text">
      <style:text-properties officeooo:rsid="01f88767"/>
    </style:style>
    <style:style style:name="T21" style:family="text">
      <style:text-properties officeooo:rsid="01fa4296"/>
    </style:style>
    <style:style style:name="T22" style:family="text">
      <style:text-properties officeooo:rsid="01fc06e6"/>
    </style:style>
    <style:style style:name="T23" style:family="text">
      <style:text-properties officeooo:rsid="01ff19cd"/>
    </style:style>
    <style:style style:name="T24" style:family="text">
      <style:text-properties officeooo:rsid="01ff60de"/>
    </style:style>
    <style:style style:name="T25" style:family="text">
      <style:text-properties officeooo:rsid="02001d94"/>
    </style:style>
    <style:style style:name="T26" style:family="text">
      <style:text-properties fo:font-size="14pt" fo:font-weight="bold" style:font-size-asian="14pt" style:font-weight-asian="bold" style:font-name-complex="Arial" style:font-size-complex="14pt"/>
    </style:style>
    <style:style style:name="T27" style:family="text">
      <style:text-properties fo:font-size="14pt" fo:font-weight="bold" officeooo:rsid="01db82e4" style:font-size-asian="14pt" style:font-weight-asian="bold" style:font-name-complex="Arial" style:font-size-complex="14pt"/>
    </style:style>
    <style:style style:name="T28" style:family="text">
      <style:text-properties fo:font-size="14pt" style:font-size-asian="14pt" style:font-name-complex="Arial" style:font-size-complex="14pt"/>
    </style:style>
    <style:style style:name="T29" style:family="text">
      <style:text-properties fo:font-size="11pt" officeooo:rsid="003b0a58" fo:background-color="transparent" loext:char-shading-value="0" style:font-size-asian="11pt" style:font-name-complex="Arial" style:font-size-complex="11pt"/>
    </style:style>
    <style:style style:name="T30" style:family="text">
      <style:text-properties fo:font-size="11pt" officeooo:rsid="01f0ff14" fo:background-color="transparent" loext:char-shading-value="0" style:font-size-asian="11pt" style:font-name-complex="Arial" style:font-size-complex="11pt"/>
    </style:style>
    <style:style style:name="T31" style:family="text">
      <style:text-properties style:font-name="Arial"/>
    </style:style>
    <style:style style:name="T32" style:family="text">
      <style:text-properties style:font-name="Arial" officeooo:rsid="00ed66e7"/>
    </style:style>
    <style:style style:name="T33" style:family="text">
      <style:text-properties style:font-name="Arial" officeooo:rsid="01ff60de"/>
    </style:style>
    <style:style style:name="T34" style:family="text">
      <style:text-properties style:font-name="Arial" fo:font-size="11pt" officeooo:rsid="01f3af33" fo:background-color="transparent" loext:char-shading-value="0" style:font-size-asian="11pt" style:font-name-complex="Arial" style:font-size-complex="11pt"/>
    </style:style>
    <style:style style:name="T35" style:family="text">
      <style:text-properties style:font-name="Arial" fo:font-size="11pt" officeooo:rsid="01fa4296" fo:background-color="transparent" loext:char-shading-value="0" style:font-size-asian="11pt" style:font-name-complex="Arial" style:font-size-complex="11pt"/>
    </style:style>
    <style:style style:name="T36" style:family="text">
      <style:text-properties style:font-name="Arial" fo:font-size="11pt" officeooo:rsid="0203d70e" fo:background-color="transparent" loext:char-shading-value="0" style:font-size-asian="11pt" style:font-name-complex="Arial" style:font-size-complex="11pt"/>
    </style:style>
    <style:style style:name="T37" style:family="text">
      <style:text-properties style:font-name="Arial" fo:font-size="11pt" fo:font-weight="bold" officeooo:rsid="0204af18" fo:background-color="transparent" loext:char-shading-value="0" style:font-size-asian="11pt" style:font-weight-asian="bold" style:font-name-complex="Arial" style:font-size-complex="11pt" style:font-weight-complex="bold"/>
    </style:style>
    <style:style style:name="T38" style:family="text">
      <style:text-properties style:font-name="Arial" fo:font-size="11pt" fo:font-weight="bold" officeooo:rsid="01f6a489" fo:background-color="transparent" loext:char-shading-value="0" style:font-size-asian="11pt" style:font-weight-asian="bold" style:font-name-complex="Arial" style:font-size-complex="11pt" style:font-weight-complex="bold"/>
    </style:style>
    <style:style style:name="T39" style:family="text">
      <style:text-properties style:font-name="Arial" officeooo:rsid="01f2f1e6"/>
    </style:style>
    <style:style style:name="T40" style:family="text">
      <style:text-properties style:font-name="Arial" officeooo:rsid="0203d70e"/>
    </style:style>
    <style:style style:name="T41" style:family="text">
      <style:text-properties style:font-name="Arial" officeooo:rsid="0204e4b8"/>
    </style:style>
    <style:style style:name="T42" style:family="text">
      <style:text-properties officeooo:rsid="020202e7"/>
    </style:style>
    <style:style style:name="T43" style:family="text">
      <style:text-properties officeooo:rsid="030f39e4" fo:background-color="#ffff99" loext:char-shading-value="0"/>
    </style:style>
    <style:style style:name="T44" style:family="text">
      <style:text-properties officeooo:rsid="02008117" fo:background-color="#ffff99" loext:char-shading-value="0"/>
    </style:style>
    <style:style style:name="T45" style:family="text">
      <style:text-properties officeooo:rsid="0203d70e"/>
    </style:style>
    <style:style style:name="T46" style:family="text">
      <style:text-properties officeooo:rsid="01f6a489"/>
    </style:style>
    <style:style style:name="T47" style:family="text">
      <style:text-properties officeooo:rsid="0204af18"/>
    </style:style>
    <style:style style:name="T48" style:family="text">
      <style:text-properties officeooo:rsid="0205a305"/>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prefix="ANEXO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6774478450011320983" text:style-name="WW8Num1">
          <text:list-item>
            <text:h text:style-name="P68" text:outline-level="1"><text:bookmark-start text:name="__RefHeading__4819_1033450819"/><text:span text:style-name="T27">A</text:span><text:span text:style-name="T26">nexos</text:span><text:span text:style-name="T28"> </text:span><text:bookmark-end text:name="__RefHeading__4819_1033450819"/></text:h>
          </text:list-item>
        </text:list>
        <text:list xml:id="list2106403879423352613" text:style-name="L1">
          <text:list-item>
            <text:h text:style-name="P76" text:outline-level="2">ERS.</text:h>
          </text:list-item>
        </text:list>
        <text:p text:style-name="P47">Véase archivo “TFA-ERS.pdf” disponible en el CD que acompaña el trabajo.</text:p>
        <text:p text:style-name="P47"/>
        <text:list xml:id="list174952925019403" text:continue-numbering="true" text:style-name="L1">
          <text:list-item>
            <text:h text:style-name="P77" text:outline-level="2">C<text:span text:style-name="T15">ó</text:span>mo hacer <text:span text:style-name="T25">el </text:span>despliegue.</text:h>
          </text:list-item>
        </text:list>
        <text:p text:style-name="P74">A continuación se comenta sobre la arquitectura PaaS y el servicio Heroku, puede saltarse esta sección y dirigirse directamente a las instrucciones para el despliegue en el punto 2.2. si ya esta familiarizado con el termino PaaS y el servicio Heroku.</text:p>
        <text:p text:style-name="P64"/>
        <text:p text:style-name="P63">2.1 Introducción.</text:p>
        <text:p text:style-name="P61"><text:span text:style-name="T23">2.1.1 </text:span>Sobre las Plataformas como Servicio <text:span text:style-name="T8">o PaaS</text:span>.</text:p>
        <text:p text:style-name="P53"><text:span text:style-name="T17">PaaS (</text:span>en inglés <text:span text:style-name="T6">platform as a service</text:span><text:span text:style-name="T18">) 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Se encargan de dar soporte a un lenguaje o tecnología especí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53">En PaaS, el consumidor del servicio controla el despliegue y la configuración. El proveedor de la plataforma se encarga de proveer los servidores, la red y las necesidades computacionales que pueda tener la aplicación del consumidor. </text:p>
        <text:p text:style-name="P54">El modelo PaaS permite tener arquitecturas multiusuario, para qu<text:span text:style-name="T19">é</text:span> m<text:span text:style-name="T19">ú</text:span>ltiples usuarios pueden usar la aplicación web de manera segura, estable, concurrente y aprueba de fallos. Servicios más sofisticados pueden tambi<text:span text:style-name="T19">é</text:span>n integrar entornos de desarrollo de aplicaciones, con editores colaborativos, control de versiones y despliegue <text:span text:style-name="T9">[</text:span><text:span text:style-name="T43">35</text:span>].</text:p>
        <text:p text:style-name="P53"><text:span text:style-name="T10">Heroku, Google App Engine, </text:span><text:bookmark text:name="firstHeading"/>Engine Yard, <text:bookmark text:name="firstHeading1"/>AWS Elastic Beanstalk, <text:bookmark text:name="firstHeading3"/>Cloud Foundry, OpenShift, Microsoft Azure, <text:bookmark text:name="firstHeading4"/>Bluemix <text:span text:style-name="T10">son algunos ejemplos de plataformas PaaS.</text:span> </text:p>
        <text:p text:style-name="P53"/>
        <text:p text:style-name="P62"><text:span text:style-name="T23">2.1.2 </text:span>Introducción a Heroku.</text:p>
        <text:p text:style-name="P55">Heroku es un proveedor reconocido en el negocio de software en la nube, ha <text:span text:style-name="T45">probado</text:span> ser una solución tanto para pequeños como para grandes negocios por igual. Con la mejora continua y la filosof<text:span text:style-name="T19">í</text:span>a de "conveniencia" sobre "configuración", se ha convertido en una <text:soft-page-break/>plataforma reconocida, ha sido usada por más de 40.000 sitios web hasta la fecha. La filosof<text:span text:style-name="T19">í</text:span>a de Heroku es dejar que los desarrolladores se enfoquen <text:span text:style-name="T19">ú</text:span>nicamente en escribir sus aplicaciones web y se olviden acerca de los servidores. Heroku se hará cargo, autom<text:span text:style-name="T19">á</text:span>ticamente y bajo demanda, de construir, desplegar, ejecutar y escalar la aplicación por ellos. </text:p>
        <text:p text:style-name="P53"><text:span text:style-name="T11">Heroku es una plataforma políglota que provee soporte para </text:span>Ruby, Ruby on Rails, Java, Node.js, Clojure, Scala, Python, <text:span text:style-name="T11">y</text:span> PHP. <text:span text:style-name="T11">La arquitectura de complementos (add-on) permite a los desarrolladores customizar el servicio con el uso de más de 100 paquetes de servicios de terceros que puede agregar según sus necesidades. Tiene la flexibilidad para permitir elegir entre un cuenta básica gratuita y planes pagos que se ajustan a los requerimientos de cada sitio. Agregando complementos para potenciar las aplicaciones.</text:span></text:p>
        <text:p text:style-name="P56">Heroku tambi<text:span text:style-name="T19">é</text:span>n provee flexibilidad para administrar la aplicación una vez que este desplegada <text:span text:style-name="T12">en su plataforma</text:span>. El desarrollador puede adm<text:span text:style-name="T19">i</text:span>nistrarla utilizando una herramienta de l<text:span text:style-name="T19">í</text:span>nea de comandos desde su m<text:span text:style-name="T19">á</text:span>quina o desde un panel <text:span text:style-name="T12">de control</text:span> <text:span text:style-name="T12">que corre </text:span>en <text:span text:style-name="T12">su</text:span> infraestructura.</text:p>
        <text:p text:style-name="P57">Heroku es altamente escalable, este escalamiento es transparente para el usuario, puede soportar picos de tr<text:span text:style-name="T19">á</text:span>fico y servir hasta 1000 peticiones sostenidas por segundo. </text:p>
        <text:p text:style-name="P53"><text:span text:style-name="T8">Heroku tiene integrado Git, lo que permite un flujo de trabajo concentrado haciendo fácil compartir código, colaborar con otro desarrollador y hacer despliegues frecuentes, reduciendo el tiempo que tarda la aplicación en llegar a los usuarios </text:span>[<text:span text:style-name="T44">35</text:span>].</text:p>
        <text:p text:style-name="P4"><text:span text:style-name="T41">P</text:span><text:span text:style-name="T40">uede encontrar y </text:span><text:span text:style-name="T32">seguir </text:span><text:span text:style-name="T40">una</text:span><text:span text:style-name="T32"> guía </text:span><text:span text:style-name="T41">oficial, </text:span><text:span text:style-name="T32">paso a paso, para utilizar el servicio </text:span><text:span text:style-name="T40">con varios lenguajes </text:span><text:span text:style-name="T41">de programación en</text:span><text:span text:style-name="T40">: </text:span><text:a xlink:type="simple" xlink:href="https://devcenter.heroku.com/start"><text:span text:style-name="T32">https://devcenter.heroku.com/start</text:span></text:a><text:span text:style-name="T32"> <text:s/></text:span></text:p>
        <text:list xml:id="list174954643256339" text:continue-list="list6774478450011320983" text:style-name="WW8Num1">
          <text:list-item>
            <text:h text:style-name="P75" text:outline-level="2"><text:span text:style-name="T24">2.2 </text:span>Despliegue de la aplicación en Heroku.</text:h>
          </text:list-item>
        </text:list>
        <text:p text:style-name="P45">A continuación se describen los pasos para realizar el despliegue de la aplicación en Heroku.</text:p>
        <text:p text:style-name="P37">1. <text:span text:style-name="T47">Cree una cuenta en Heroku.</text:span></text:p>
        <text:p text:style-name="P12">Cree una cuenta en Heroku, si a<text:span text:style-name="T20">ú</text:span>n no tiene una. <text:span text:style-name="T47">Desde: https://id.heroku.com/login</text:span></text:p>
        <text:p text:style-name="P38">2. Instale Heroku Toolbelt.</text:p>
        <text:p text:style-name="P26">Descargue la versión más reciente para su sistema operativo desde: <text:a xlink:type="simple" xlink:href="https://toolbelt.heroku.com/"><text:span text:style-name="T46">https://toolbelt.heroku.com/</text:span></text:a><text:span text:style-name="T46"> </text:span></text:p>
        <text:p text:style-name="P26">En Linux Mint, ingrese el comando:</text:p>
        <text:p text:style-name="P3"><text:span text:style-name="T36">$ </text:span><text:span text:style-name="Source_20_Text">wget -qO- </text:span><text:a xlink:type="simple" xlink:href="https://toolbelt.heroku.com/install-ubuntu.sh"><text:span text:style-name="Source_20_Text">https://toolbelt.heroku.com/install-ubuntu.sh</text:span></text:a><text:span text:style-name="Source_20_Text"> | sh</text:span></text:p>
        <text:p text:style-name="P49"><text:span text:style-name="T37">2.1 </text:span><text:span text:style-name="T38">Conectarse a Heroku:</text:span></text:p>
        <text:p text:style-name="P65"><text:soft-page-break/><text:span text:style-name="T47"><text:tab/>$ </text:span>heroku login</text:p>
        <text:p text:style-name="P50"><text:span text:style-name="T5">2.2</text:span><text:span text:style-name="T1"> Agregar las claves SSH automáticamente:</text:span></text:p>
        <text:p text:style-name="P51">Este paso se hace por unica vez, por maquina desde donde se trabaje.</text:p>
        <text:p text:style-name="P50"><text:span text:style-name="T47"><text:tab/>$ </text:span>heroku keys:add</text:p>
        <text:p text:style-name="P38">3. Clone el repositorio.</text:p>
        <text:p text:style-name="P13"><text:span text:style-name="T14"><text:tab/>$ </text:span>git clone https://github.com/matiasmasca/vox.git</text:p>
        <text:p text:style-name="P38"><text:span text:style-name="T47">3</text:span>.<text:span text:style-name="T47">2</text:span> Crear una rama.</text:p>
        <text:p text:style-name="P24">Para hacer cambios o agregar contenido y hacer los commit.</text:p>
        <text:p text:style-name="P11"><text:tab/>$ cd vox</text:p>
        <text:p text:style-name="P11"><text:tab/><text:span text:style-name="T23">$ git checkout -b NuevaRama</text:span></text:p>
        <text:p text:style-name="P69">5. Cree una aplicación.</text:p>
        <text:p text:style-name="P18"><text:span text:style-name="T23">Crear una aplicación en Heroku utilizando un </text:span>custom buildpack. </text:p>
        <text:p text:style-name="P17"><text:span text:style-name="T16"><text:tab/>$ </text:span>heroku login </text:p>
        <text:p text:style-name="P17"><text:span text:style-name="T16"><text:tab/>$ </text:span>heroku create --buildpack http://github.com/ruby/heroku-buildpack-ruby-jekyll.git </text:p>
        <text:p text:style-name="P40">6. Precompilar los assets.</text:p>
        <text:p text:style-name="P48">Precompilar los assets (sólo cuando se incluyen imágenes locales, css y javascripts)</text:p>
        <text:p text:style-name="P67"><text:s/><text:tab/><text:span text:style-name="T47">$ </text:span>rake assets:precompile</text:p>
        <text:p text:style-name="P39"><text:span text:style-name="T47">7. Enviar (push)</text:span> <text:span text:style-name="T23">nuestra aplicación.</text:span></text:p>
        <text:p text:style-name="P24">Para crear desde una rama.</text:p>
        <text:p text:style-name="P17"><text:span text:style-name="T16"><text:tab/>$ </text:span>git push heroku <text:span text:style-name="T23">NuevaRama</text:span>:master </text:p>
        <text:p text:style-name="P17"><text:span text:style-name="T16"><text:tab/>$ </text:span>heroku open </text:p>
        <text:p text:style-name="P24">O para crear desde la rama principal:</text:p>
        <text:p text:style-name="P17"><text:span text:style-name="T16"><text:tab/>$ </text:span>git push heroku master </text:p>
        <text:p text:style-name="P17"><text:span text:style-name="T16"><text:tab/>$ </text:span>heroku open </text:p>
        <text:p text:style-name="P40">8. Inicializar base de datos.</text:p>
        <text:p text:style-name="P66"><text:s/><text:tab/>$ heroku run rake db:migrate</text:p>
        <text:p text:style-name="P27"/>
        <text:list xml:id="list174953965101174" text:continue-numbering="true" text:style-name="WW8Num1">
          <text:list-item>
            <text:h text:style-name="P78" text:outline-level="2"><text:soft-page-break/><text:span text:style-name="T24">2.3 Integración continua: c</text:span>onfigur<text:span text:style-name="T23">ación de</text:span> Travis<text:span text:style-name="T23"> CI</text:span> para <text:span text:style-name="T23">la</text:span> aplicación <text:span text:style-name="T23">Rails almacenada </text:span>en GitHub <text:span text:style-name="T23">y desplegada en Heroku.</text:span></text:h>
          </text:list-item>
        </text:list>
        <text:p text:style-name="P44">A continuación se describen los pasos para vincular el repositorio de GitHub con una cuenta en Travis-CI que realiza el despligue de la aplicación automáticamente en Heroku.</text:p>
        <text:p text:style-name="P70">1. Crear cuenta.</text:p>
        <text:p text:style-name="P6"><text:span text:style-name="T25">Dirigirse a </text:span>https://travis­ci.org/ y <text:span text:style-name="T25">clic</text:span> en ‘Sign in with github’ y seleccionar "allow access" en la página de GitHub <text:span text:style-name="T25">que se mostrará</text:span>. </text:p>
        <text:p text:style-name="P70">2. Vincular repositorio.</text:p>
        <text:p text:style-name="P6">Luego en la página https://travis­ci.org/profile, donde se nos mostrará cada uno de nuestros repositorios en Github, junto con un botón On/Off a su lado. </text:p>
        <text:p text:style-name="P7">Cambiar el botón de estado OFF a ON si es necesario <text:span text:style-name="T25">para el</text:span> repositorio <text:span text:style-name="T25">que se desea </text:span><text:s/>integrar <text:span text:style-name="T25">con Travis-CI</text:span>. </text:p>
        <text:p text:style-name="P70">3. Configurar la cuenta de Travis-CI.</text:p>
        <text:p text:style-name="P6">Luego hacer clic en configuración lo cual redireccionará a una página de GitHub ( </text:p>
        <text:p text:style-name="P7">https://github.com/&lt;nombre_usuario&gt;/&lt;nombre_del_proyecto&gt;/settings/hooks ). </text:p>
        <text:p text:style-name="P5"><text:span text:style-name="T3">4. </text:span><text:span text:style-name="T4">Vincular con Travis.</text:span></text:p>
        <text:p text:style-name="P5">Buscar en la lista de Available Service Hooks la entrada ‘travis’ y hacer clic. Esto nos mostrará un formulario. </text:p>
        <text:p text:style-name="P5"><text:span text:style-name="T4">4.1</text:span><text:span text:style-name="T24"> </text:span>Llenar los campos: </text:p>
        <text:p text:style-name="P7"><text:span text:style-name="T1"><text:tab/>user</text:span>: nombre de usuario de GitHub </text:p>
        <text:p text:style-name="P7"><text:span text:style-name="T1"><text:tab/>token</text:span>: <text:span text:style-name="T24">(</text:span>lo pueden obtener https://travis­ci.org/profile/&lt;nombre del repositorio&gt;/profile<text:span text:style-name="T24">)</text:span> </text:p>
        <text:p text:style-name="P7"><text:span text:style-name="T4">4.1</text:span><text:span text:style-name="T24"> </text:span>Nos aseguramos de que la casilla <text:span text:style-name="T1">active</text:span> este chequeada. </text:p>
        <text:p text:style-name="P41"><text:span text:style-name="T3">4.2</text:span><text:span text:style-name="T23"> </text:span>Clic en “Update settings”</text:p>
        <text:p text:style-name="P41"><text:span text:style-name="T3">4.3</text:span><text:span text:style-name="T23"> </text:span>Clic <text:span text:style-name="T24">en</text:span> “Test Hook”</text:p>
        <text:p text:style-name="P36">5. Configurar los pasos de la integración.</text:p>
        <text:p text:style-name="P5">Para aplicaciones Rails, Travis-C<text:span text:style-name="T24">I </text:span>conoce cómo son los distintos steps standards. Pero lo mejor <text:span text:style-name="T24">para tener un control sobre los pasos que se realizan </text:span>es configurar un archivo <text:span text:style-name="T24">especial llamado</text:span> “.travis.yml”. </text:p>
        <text:p text:style-name="P5"><text:span text:style-name="T33">Este archivo se debe agregar en raíz del repositorio, contiene la configuración del servicio y es allí donde se configuran las diferentes opciones que se desea se ejecuten ante cada </text:span><text:soft-page-break/><text:span text:style-name="T33">cambio en el repositorio vinculado. Para este proyecto dicho archivo se encuentra disponible en </text:span><text:a xlink:type="simple" xlink:href="https://github.com/matiasmasca/vox/blob/master/.travis.yml"><text:span text:style-name="T33">https://github.com/matiasmasca/vox/blob/master/.travis.yml</text:span></text:a><text:span text:style-name="T33"> . En nuestro caso también vinculamos con la cuenta de Heroku previamente creada y configurada.</text:span></text:p>
        <text:p text:style-name="P25">Dado los alcances del trabajo, para conocer los detalles técnicos de cómo realizar la integración continua para proyectos escritos en Ruby se puede consultar la guía de Travis-CI para Ruby en http://docs.travis-ci.com/user/languages/ruby/.</text:p>
        <text:p text:style-name="P36">6. Realizar un commit.</text:p>
        <text:p text:style-name="P25">Una vez agregado el archivo de configuración, debe realizar un commit al repositorio para que se realice la primera integración de Travis-CI. En nuestro caso al finalizar hace el despli<text:span text:style-name="T48">e</text:span>gue en la cuenta de Heroku. </text:p>
        <text:h text:style-name="P79" text:outline-level="2"/>
        <text:list xml:id="list174953770184756" text:continue-numbering="true" text:style-name="WW8Num1">
          <text:list-item>
            <text:h text:style-name="P81" text:outline-level="2"><text:bookmark-start text:name="__RefHeading__4821_1033450819"/>Instructivo de instalación.<text:bookmark-end text:name="__RefHeading__4821_1033450819"/></text:h>
          </text:list-item>
          <text:list-item>
            <text:h text:style-name="P80" text:outline-level="2"><text:span text:style-name="T13">1. Cómo</text:span> instalar el entorno de la aplicación.</text:h>
          </text:list-item>
        </text:list>
        <text:p text:style-name="P19">Para instalar el entorno de desarrollo de la aplicación y poder probarla localmente usted deberá seguir los pasos que de describen <text:span text:style-name="T42">a continuación</text:span> en este instructivo. </text:p>
        <text:p text:style-name="P19"/>
        <text:p text:style-name="P28">1.1 En entorno Linux.</text:p>
        <text:p text:style-name="P9"><text:span text:style-name="T13">Los p</text:span>asos <text:span text:style-name="T13">indicados</text:span> <text:span text:style-name="T13">se deben realizar en</text:span> el sistema operativo Linux Mint <text:span text:style-name="T13">o alguna distribución de GNU/Linux compatible con </text:span>Debian.</text:p>
        <text:p text:style-name="P19"><text:span text:style-name="T42">Deberá ingresar los comandos mencionados a continuación en una consola o terminal del sistema operativo. </text:span>La línea de comando se representa con un signo $, luego de <text:span text:style-name="T42">típerar</text:span> cada comando deberá presionar la tecla “Enter”.</text:p>
        <text:p text:style-name="P29">1.1 Instalación entorno Ruby.</text:p>
        <text:p text:style-name="P30"><text:span text:style-name="T13">1.1.1</text:span> Instalar Curl.</text:p>
        <text:p text:style-name="P14"><text:tab/><text:span text:style-name="T13">$ </text:span>sudo sudo apt-get install curl</text:p>
        <text:p text:style-name="P14"><text:s/><text:span text:style-name="T13">Esto servirá</text:span> para ejecutar un script que instala RVM, clonando desde su repositorio Git.</text:p>
        <text:p text:style-name="P30"><text:span text:style-name="T13">1.1.2</text:span> Instalar RVM:</text:p>
        <text:p text:style-name="P42"><text:span text:style-name="T13">Previamante se tiene que tener instaladas las dependencias: </text:span>Bash, Curl y Git</text:p>
        <text:p text:style-name="P14"><text:tab/><text:span text:style-name="T13">$</text:span> \curl -sSL https://get.rvm.io | bash -s stable<text:span text:style-name="T13">2.</text:span></text:p>
        <text:p text:style-name="P14"><text:span text:style-name="T13">Luego para p</text:span>robar que <text:span text:style-name="T13">se</text:span> instal<text:span text:style-name="T13">ó</text:span> bien RVM, <text:span text:style-name="T13">se pueden probar los siguientes comandos:</text:span></text:p>
        <text:p text:style-name="P14"><text:tab/><text:span text:style-name="T13">$</text:span> source .bash_profile</text:p>
        <text:p text:style-name="P14"><text:tab/><text:span text:style-name="T13">$</text:span> type rvm | head -1</text:p>
        <text:p text:style-name="P15"><text:tab/><text:span text:style-name="T13">El resultado será: </text:span></text:p>
        <text:p text:style-name="P15"><text:span text:style-name="T13"><text:tab/>$</text:span> <text:s/>rvm: es una función</text:p>
        <text:p text:style-name="P15"><text:span text:style-name="T13">P</text:span>ara ver más info<text:span text:style-name="T13">rmación</text:span> y <text:span text:style-name="T13">ver </text:span>que dependencias pueden faltar: <text:span text:style-name="T13">$</text:span> rvm notes </text:p>
        <text:p text:style-name="P15"><text:span text:style-name="T13">Luego para </text:span>instala<text:span text:style-name="T13">r</text:span> las dependencias, <text:span text:style-name="T13">de RVM,</text:span> que puedan faltar, para ruby: </text:p>
        <text:p text:style-name="P15"><text:span text:style-name="T13"><text:tab/>$ </text:span>rvm requeriments</text:p>
        <text:p text:style-name="P30"><text:span text:style-name="T13">1.1.3</text:span> Instalar dependencias de Ruby. </text:p>
        <text:p text:style-name="P19"><text:soft-page-break/>Antes de avanzar con la instalación del int<text:span text:style-name="T21">é</text:span>rprete de Ruby, debemos instalar algunas dependencias en el sistema operativo.</text:p>
        <text:p text:style-name="P15"><text:span text:style-name="T13">Este paso puede variar d</text:span>ependiendo de la versión del int<text:span text:style-name="T21">é</text:span>rprete <text:span text:style-name="T13">de Ruby que se utilice</text:span>, en este caso u<text:span text:style-name="T13">tilizaremos</text:span> MRI.</text:p>
        <text:p text:style-name="P14"><text:tab/><text:span text:style-name="T13">$</text:span> sudo aptitude install build-essential bison openssl libreadline6 libreadline6-dev curl git-core zlib1g zlib1g-dev libssl-dev libyaml-dev libsqlite3-0 libsqlite3-dev sqlite3 libxml2-dev libxslt-dev autoconf libc6-dev ncurses-dev</text:p>
        <text:p text:style-name="P30"><text:span text:style-name="T13">1.1.4</text:span> Instalar Ruby en RVM</text:p>
        <text:p text:style-name="P15"><text:span text:style-name="T13">P</text:span>ara ver que versiones de Ruby conoce RVM<text:span text:style-name="T13">:</text:span> <text:span text:style-name="T13">$</text:span> rvm list known </text:p>
        <text:p text:style-name="P15"><text:span text:style-name="T13">P</text:span>ara utilizar la versión más reciente de la rama 2.1.XXX<text:span text:style-name="T13">: </text:span></text:p>
        <text:p text:style-name="P15"><text:span text:style-name="T13"><text:tab/>$</text:span> rvm install ruby-2.1-head </text:p>
        <text:p text:style-name="P14"><text:tab/><text:span text:style-name="T13">$</text:span> rvm use ruby-2.1-head</text:p>
        <text:p text:style-name="P15"><text:span text:style-name="T13">Para la aplicación del trabajo se utilizó la versión </text:span>1.9.3-p547 <text:span text:style-name="T14">de Ruby, por ello se debe ingresar el siguiente comando: </text:span></text:p>
        <text:p text:style-name="P14"><text:tab/><text:span text:style-name="T14">$</text:span> rvm install ruby-1.9.3-p547</text:p>
        <text:p text:style-name="P30"><text:span text:style-name="T13">1.1.5.</text:span> Instalar Rails en RVM.</text:p>
        <text:p text:style-name="P43">Para instalar Ruby on Rails ingresar el siguiente comando:</text:p>
        <text:p text:style-name="P14"><text:tab/><text:span text:style-name="T14">$ </text:span>gem install rails</text:p>
        <text:p text:style-name="P30"><text:span text:style-name="T13">1.1.6 </text:span>Crear mi Gemset.</text:p>
        <text:p text:style-name="P14"><text:tab/><text:span text:style-name="T14">$ </text:span>rvm gemset create 'vox_project'</text:p>
        <text:p text:style-name="P14"><text:tab/><text:span text:style-name="T14">$ </text:span>rvm 2.1.1@vox_project</text:p>
        <text:p text:style-name="P14"><text:tab/><text:span text:style-name="T14">$ </text:span>gem install rails -v 4.1.1</text:p>
        <text:p text:style-name="P14"><text:tab/><text:span text:style-name="T14">$ </text:span>rvm 1.9.3@vox_project –create</text:p>
        <text:p text:style-name="P14"/>
        <text:p text:style-name="P28">1.2 En entorno Windows.</text:p>
        <text:p text:style-name="P20">En Windows es un proceso más sencillo y transparente, existe un instalador que realiza la mayor<text:span text:style-name="T21">í</text:span>a de los pasos de forma automatizada llamado “RailsInstaller”.</text:p>
        <text:p text:style-name="P28">1.2.1 Descargue instalador RailsInstaller.</text:p>
        <text:p text:style-name="P2"><text:soft-page-break/><text:span text:style-name="T34">Dir</text:span><text:span text:style-name="T35">í</text:span><text:span text:style-name="T34">jase a la p</text:span><text:span text:style-name="T35">á</text:span><text:span text:style-name="T34">gina de “RailsInstaller” </text:span><text:a xlink:type="simple" xlink:href="http://rubyforge.org/projects/rubyinstaller"><text:span text:style-name="T34">http://rubyforge.org/projects/rubyinstaller</text:span></text:a><text:span text:style-name="T34"> y descargue la última versión dispo</text:span><text:span text:style-name="T35">n</text:span><text:span text:style-name="T34">ible.</text:span></text:p>
        <text:p text:style-name="P58">1.2.2 Ejecute instalador RailsInstaller.</text:p>
        <text:p text:style-name="P59">Ejecute el archivo de instalación descargado, siga las instrucciones que le brinda el wizard, seleccionando las opciones por defecto, esta operación tomará unos minutos y debe tener conexión a Internet.</text:p>
        <text:p text:style-name="P58">1.2.3. Instale Git.</text:p>
        <text:p text:style-name="P59">Instale un cliente Git compatible con Windows.</text:p>
        <text:p text:style-name="P59"><text:span text:style-name="T1">1.2.3.1 descargue instalador git</text:span>.</text:p>
        <text:p text:style-name="P59"><text:span text:style-name="T1">1.2.3.2 ejecute instal</text:span><text:span text:style-name="T2">a</text:span><text:span text:style-name="T1">dor git</text:span>.</text:p>
        <text:list xml:id="list174952826213848" text:continue-numbering="true" text:style-name="WW8Num1">
          <text:list-item>
            <text:h text:style-name="P75" text:outline-level="2"><text:span text:style-name="T14">2.</text:span> Instalar <text:span text:style-name="T14">la aplicación. </text:span></text:h>
          </text:list-item>
        </text:list>
        <text:p text:style-name="P21">Se puede copiar los archivos de la aplicación <text:span text:style-name="T22">(copie de la carpeta código la sub-carpeta vox)</text:span>, <text:span text:style-name="T22">u</text:span> obtener una versión de estos desde el repositorio en GitHub.</text:p>
        <text:p text:style-name="P31"><text:span text:style-name="T14">2.1</text:span> Clonar repo. GitHub</text:p>
        <text:p text:style-name="P16"><text:span text:style-name="T14">Desde la consola primero deberá </text:span>posicionarse en directorio <text:span text:style-name="T14">donde desea instalar la aplicación</text:span>, o home y luego <text:span text:style-name="T14">ingresar los siguientes comandos</text:span>:<text:tab/></text:p>
        <text:p text:style-name="P16"><text:span text:style-name="T14"><text:tab/>$ </text:span>git clone https://github.com/matiasmasca/vox.git</text:p>
        <text:p text:style-name="P16"><text:tab/><text:span text:style-name="T14">#Clona el directorio remoto, copiando sus archivos a una carpeta llamada vox.</text:span></text:p>
        <text:p text:style-name="P16"><text:span text:style-name="T14"><text:tab/>$ </text:span>cd vox</text:p>
        <text:p text:style-name="P16"><text:tab/><text:span text:style-name="T14"># Se posiciona dentro de la carpeta vox.</text:span><text:tab/></text:p>
        <text:p text:style-name="P33">2.2 Instala las gemas en el servidor.</text:p>
        <text:p text:style-name="P21">Posicionados en la carpeta vox, se instalaran las gemas que utiliza la aplicación, disponibles en el archivo /gemfile, ingresando el siguiente comando:</text:p>
        <text:p text:style-name="P16"><text:span text:style-name="T14"><text:tab/>$ </text:span>bundle install --without production</text:p>
        <text:p text:style-name="P14"><text:tab/><text:span text:style-name="T14"># Esto Inicializa la versión local de la aplicación, controlando sus dependencias e instalando las que hagan falta {{ }}</text:span></text:p>
        <text:p text:style-name="P16"><text:tab/></text:p>
        <text:p text:style-name="P32"><text:span text:style-name="T14">2.3</text:span> Configurar la base de datos.</text:p>
        <text:p text:style-name="P16"><text:soft-page-break/><text:span text:style-name="T14">Para instalar la base de datos que utiliza la aplicación se r</text:span>ealiza<text:span text:style-name="T14">n </text:span>las migraciones <text:span text:style-name="T14">(que crean el modelo físico)</text:span>, y luego <text:span text:style-name="T14">se</text:span> carga<text:span text:style-name="T14">n </text:span>los seeds <text:span text:style-name="T14">(datos estáticos)</text:span>. <text:span text:style-name="T14">Para ello ingresar el siguiente comando:</text:span></text:p>
        <text:p text:style-name="P46"><text:span text:style-name="T29"><text:tab/></text:span><text:span text:style-name="T30">$ r</text:span><text:span text:style-name="T29">ake db:setup</text:span></text:p>
        <text:p text:style-name="P16"><text:span text:style-name="T14">Luego para p</text:span>repara<text:span text:style-name="T14">r</text:span> la base de datos que se utiliza<text:span text:style-name="T14">n</text:span> las pruebas, <text:span text:style-name="T14">ingresar el siguiente comando:</text:span></text:p>
        <text:p text:style-name="P14"><text:tab/><text:span text:style-name="T14">$ </text:span>rake: db:test:prepare</text:p>
        <text:p text:style-name="P33">2.4 Opcional: Vincular con GitHub.</text:p>
        <text:p text:style-name="P21">Para poder obtener fácilmente la última versión de la aplicación, mediante un comando pull, se debe vincular la copia local con el repositorio remoto, ingresando los siguientes comandos:</text:p>
        <text:p text:style-name="P52"><text:tab/>$ git remote add --track master upstream git://<text:span text:style-name="T7">github.com/matiasmasca/vox.git</text:span></text:p>
        <text:p text:style-name="P52"><text:tab/>$ git fetch upstream</text:p>
        <text:p text:style-name="P52"><text:tab/>$ git merge upstream/master</text:p>
        <text:p text:style-name="P60"/>
        <text:p text:style-name="P34"><text:span text:style-name="T15">3. </text:span>Ejecutar la aplicación.</text:p>
        <text:p text:style-name="P22">Posicionado en el directorio vox, para poder inicar la aplicación localmente, debe ingresar el siguiente comando:</text:p>
        <text:p text:style-name="P10"><text:tab/><text:span text:style-name="T14">$ </text:span>rails s</text:p>
        <text:p text:style-name="P8"><text:tab/><text:span text:style-name="T15">o </text:span></text:p>
        <text:p text:style-name="P22"><text:tab/>$ rails server</text:p>
        <text:p text:style-name="P8"><text:span text:style-name="T39">Luego podrá ingresar a a la aplicación, abriendo un navegador web (se recomienda FireFox) y </text:span><text:span text:style-name="T31">luego ingresa</text:span><text:span text:style-name="T39">ndo </text:span><text:span text:style-name="T31">a la url: </text:span><text:a xlink:type="simple" xlink:href="http://0.0.0.0:3000/"><text:span text:style-name="T31">http://0.0.0.0:3000/</text:span></text:a></text:p>
        <text:p text:style-name="P8"/>
        <text:p text:style-name="P35"><text:span text:style-name="T15">4. </text:span>Ejecutar pruebas.</text:p>
        <text:p text:style-name="P22">Para ejecutar las pruebas realizadas con BDD, puede ingresar el siguiente comando:</text:p>
        <text:p text:style-name="P23"><text:tab/><text:span text:style-name="T14">$ </text:span>cucumber</text:p>
        <text:p text:style-name="P22">Para ejecutar las pruebas realizadas con TDD, puede ingresar el siguiente comando:</text:p>
        <text:p text:style-name="P23"><text:tab/><text:span text:style-name="T14">$ </text:span>rspe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 svg:font-family="Symbol"/>
    <style:font-face style:name="Courier New" svg:font-family="'Courier New'" style:font-family-generic="modern"/>
    <style:font-face style:name="Arial1" svg:font-family="Arial" style:font-adornments="Negrit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 style:font-family-complex="'Lohit Hindi'" style:font-pitch-complex="variable" style:font-size-complex="14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weight="bold" officeooo:paragraph-rsid="01e236f2"/>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date>2014-11-29T18:35:40.992917201</dc:date>
    <meta:editing-cycles>285</meta:editing-cycles>
    <meta:editing-duration>P4DT18H22M44S</meta:editing-duration>
    <meta:generator>LibreOffice/4.2.7.2$Linux_x86 LibreOffice_project/420m0$Build-2</meta:generator>
    <dc:creator>Matias Mascazzini</dc:creator>
    <meta:document-statistic meta:table-count="0" meta:image-count="0" meta:object-count="0" meta:page-count="9" meta:paragraph-count="161" meta:word-count="1964" meta:character-count="12981" meta:non-whitespace-character-count="11089"/>
  </office:meta>
</office:document-meta>
</file>